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嘉義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67382" calcext:value-type="float">
            <text:p>67,382</text:p>
          </table:table-cell>
          <table:table-cell table:style-name="ce3" office:value-type="float" office:value="139510" calcext:value-type="float">
            <text:p>139,510</text:p>
          </table:table-cell>
          <table:table-cell table:style-name="ce3" office:value-type="float" office:value="85642" calcext:value-type="float">
            <text:p>85,642</text:p>
          </table:table-cell>
          <table:table-cell table:style-name="ce3" office:value-type="float" office:value="292534" calcext:value-type="float">
            <text:p>292,534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294998" calcext:value-type="float">
            <text:p>294,9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5003" calcext:value-type="float">
            <text:p>295,003</text:p>
          </table:table-cell>
          <table:table-cell table:style-name="ce3" office:value-type="float" office:value="128196" calcext:value-type="float">
            <text:p>128,196</text:p>
          </table:table-cell>
          <table:table-cell table:style-name="ce3" office:value-type="float" office:value="423199" calcext:value-type="float">
            <text:p>423,199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六腳鄉</text:p>
          </table:table-cell>
          <table:table-cell table:style-name="ce2" table:number-columns-repeated="2"/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6972" calcext:value-type="float">
            <text:p>6,972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12789" calcext:value-type="float">
            <text:p>12,78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913" calcext:value-type="float">
            <text:p>1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3" calcext:value-type="float">
            <text:p>12,913</text:p>
          </table:table-cell>
          <table:table-cell table:style-name="ce3" office:value-type="float" office:value="6146" calcext:value-type="float">
            <text:p>6,146</text:p>
          </table:table-cell>
          <table:table-cell table:style-name="ce3" office:value-type="float" office:value="19059" calcext:value-type="float">
            <text:p>19,059</text:p>
          </table:table-cell>
          <table:table-cell table:style-name="ce4" office:value-type="string" calcext:value-type="string">
            <text:p>67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蒜頭村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蒜東村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6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蒜南村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工廠村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75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南村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北村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7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涵村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塗師村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5" calcext:value-type="float">
            <text:p>155</text:p>
          </table:table-cell>
          <table:table-cell table:style-name="ce4" office:value-type="string" calcext:value-type="string">
            <text:p>6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6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8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美村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斗村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陽村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厝村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67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本村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6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賢村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魚寮村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腳村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南村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6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崩山村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林村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6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石鄉</text:p>
          </table:table-cell>
          <table:table-cell table:style-name="ce2" table:number-columns-repeated="2"/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6529" calcext:value-type="float">
            <text:p>6,529</text:p>
          </table:table-cell>
          <table:table-cell table:style-name="ce3" office:value-type="float" office:value="4295" calcext:value-type="float">
            <text:p>4,295</text:p>
          </table:table-cell>
          <table:table-cell table:style-name="ce3" office:value-type="float" office:value="13169" calcext:value-type="float">
            <text:p>13,16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316" calcext:value-type="float">
            <text:p>13,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17" calcext:value-type="float">
            <text:p>13,317</text:p>
          </table:table-cell>
          <table:table-cell table:style-name="ce3" office:value-type="float" office:value="7200" calcext:value-type="float">
            <text:p>7,200</text:p>
          </table:table-cell>
          <table:table-cell table:style-name="ce3" office:value-type="float" office:value="20517" calcext:value-type="float">
            <text:p>20,517</text:p>
          </table:table-cell>
          <table:table-cell table:style-name="ce4" office:value-type="string" calcext:value-type="string">
            <text:p>6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5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68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猿樹村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型厝村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港村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538" calcext:value-type="float">
            <text:p>1,538</text:p>
          </table:table-cell>
          <table:table-cell table:style-name="ce4" office:value-type="string" calcext:value-type="string">
            <text:p>6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家村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屯村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7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0" calcext:value-type="float">
            <text:p>360</text:p>
          </table:table-cell>
          <table:table-cell table:style-name="ce4" office:value-type="string" calcext:value-type="string">
            <text:p>6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港村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副瀨村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揖村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>
            <text:p>6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下村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6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0" calcext:value-type="float">
            <text:p>220</text:p>
          </table:table-cell>
          <table:table-cell table:style-name="ce4" office:value-type="string" calcext:value-type="string">
            <text:p>67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蔦松村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圍潭村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6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洲仔村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6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6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崙村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網寮村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朴子市</text:p>
          </table:table-cell>
          <table:table-cell table:style-name="ce2" table:number-columns-repeated="2"/>
          <table:table-cell table:style-name="ce3" office:value-type="float" office:value="5200" calcext:value-type="float">
            <text:p>5,200</text:p>
          </table:table-cell>
          <table:table-cell table:style-name="ce3" office:value-type="float" office:value="11318" calcext:value-type="float">
            <text:p>11,318</text:p>
          </table:table-cell>
          <table:table-cell table:style-name="ce3" office:value-type="float" office:value="7555" calcext:value-type="float">
            <text:p>7,555</text:p>
          </table:table-cell>
          <table:table-cell table:style-name="ce3" office:value-type="float" office:value="24073" calcext:value-type="float">
            <text:p>24,07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4279" calcext:value-type="float">
            <text:p>24,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80" calcext:value-type="float">
            <text:p>24,280</text:p>
          </table:table-cell>
          <table:table-cell table:style-name="ce3" office:value-type="float" office:value="9683" calcext:value-type="float">
            <text:p>9,683</text:p>
          </table:table-cell>
          <table:table-cell table:style-name="ce3" office:value-type="float" office:value="33963" calcext:value-type="float">
            <text:p>33,963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4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厚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09" calcext:value-type="float">
            <text:p>1,509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溪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98" calcext:value-type="float">
            <text:p>598</text:p>
          </table:table-cell>
          <table:table-cell table:style-name="ce4" office:value-type="string" calcext:value-type="string">
            <text:p>6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口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87" calcext:value-type="float">
            <text:p>1,887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7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禾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8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前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6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後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6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家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華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華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6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竹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68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太保市</text:p>
          </table:table-cell>
          <table:table-cell table:style-name="ce2" table:number-columns-repeated="2"/>
          <table:table-cell table:style-name="ce3" office:value-type="float" office:value="6216" calcext:value-type="float">
            <text:p>6,216</text:p>
          </table:table-cell>
          <table:table-cell table:style-name="ce3" office:value-type="float" office:value="10504" calcext:value-type="float">
            <text:p>10,504</text:p>
          </table:table-cell>
          <table:table-cell table:style-name="ce3" office:value-type="float" office:value="6132" calcext:value-type="float">
            <text:p>6,132</text:p>
          </table:table-cell>
          <table:table-cell table:style-name="ce3" office:value-type="float" office:value="22852" calcext:value-type="float">
            <text:p>22,85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3032" calcext:value-type="float">
            <text:p>23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32" calcext:value-type="float">
            <text:p>23,032</text:p>
          </table:table-cell>
          <table:table-cell table:style-name="ce3" office:value-type="float" office:value="9107" calcext:value-type="float">
            <text:p>9,107</text:p>
          </table:table-cell>
          <table:table-cell table:style-name="ce3" office:value-type="float" office:value="32139" calcext:value-type="float">
            <text:p>32,139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珠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6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5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7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9" calcext:value-type="float">
            <text:p>289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6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69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鄉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布袋鎮</text:p>
          </table:table-cell>
          <table:table-cell table:style-name="ce2" table:number-columns-repeated="2"/>
          <table:table-cell table:style-name="ce3" office:value-type="float" office:value="2896" calcext:value-type="float">
            <text:p>2,896</text:p>
          </table:table-cell>
          <table:table-cell table:style-name="ce3" office:value-type="float" office:value="7142" calcext:value-type="float">
            <text:p>7,142</text:p>
          </table:table-cell>
          <table:table-cell table:style-name="ce3" office:value-type="float" office:value="4476" calcext:value-type="float">
            <text:p>4,476</text:p>
          </table:table-cell>
          <table:table-cell table:style-name="ce3" office:value-type="float" office:value="14514" calcext:value-type="float">
            <text:p>14,51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666" calcext:value-type="float">
            <text:p>14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66" calcext:value-type="float">
            <text:p>14,666</text:p>
          </table:table-cell>
          <table:table-cell table:style-name="ce3" office:value-type="float" office:value="7431" calcext:value-type="float">
            <text:p>7,431</text:p>
          </table:table-cell>
          <table:table-cell table:style-name="ce3" office:value-type="float" office:value="22097" calcext:value-type="float">
            <text:p>22,097</text:p>
          </table:table-cell>
          <table:table-cell table:style-name="ce4" office:value-type="string" calcext:value-type="string">
            <text:p>6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岱江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6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5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6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9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見龍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江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寮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貴舍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7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舖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6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6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岑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6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6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美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義竹鄉</text:p>
          </table:table-cell>
          <table:table-cell table:style-name="ce2" table:number-columns-repeated="2"/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5357" calcext:value-type="float">
            <text:p>5,357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10204" calcext:value-type="float">
            <text:p>10,20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06" calcext:value-type="float">
            <text:p>10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6" calcext:value-type="float">
            <text:p>10,306</text:p>
          </table:table-cell>
          <table:table-cell table:style-name="ce3" office:value-type="float" office:value="4862" calcext:value-type="float">
            <text:p>4,862</text:p>
          </table:table-cell>
          <table:table-cell table:style-name="ce3" office:value-type="float" office:value="15168" calcext:value-type="float">
            <text:p>15,168</text:p>
          </table:table-cell>
          <table:table-cell table:style-name="ce4" office:value-type="string" calcext:value-type="string">
            <text:p>67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6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桂村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2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傳芳村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竹村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厝村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6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前村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溪村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鎮村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7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華村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94" calcext:value-type="float">
            <text:p>494</text:p>
          </table:table-cell>
          <table:table-cell table:style-name="ce4" office:value-type="string" calcext:value-type="string">
            <text:p>6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6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過村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過村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4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官和村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官順村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6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村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6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蛟村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6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81.7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鹿草鄉</text:p>
          </table:table-cell>
          <table:table-cell table:style-name="ce2" table:number-columns-repeated="2"/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4626" calcext:value-type="float">
            <text:p>4,626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8672" calcext:value-type="float">
            <text:p>8,67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761" calcext:value-type="float">
            <text:p>8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1" calcext:value-type="float">
            <text:p>8,761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12812" calcext:value-type="float">
            <text:p>12,812</text:p>
          </table:table-cell>
          <table:table-cell table:style-name="ce4" office:value-type="string" calcext:value-type="string">
            <text:p>6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東村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草村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6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27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寮村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施家村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潭村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潭村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潭村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68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29" calcext:value-type="float">
            <text:p>229</text:p>
          </table:table-cell>
          <table:table-cell table:style-name="ce4" office:value-type="string" calcext:value-type="string">
            <text:p>7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2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9" calcext:value-type="float">
            <text:p>299</text:p>
          </table:table-cell>
          <table:table-cell table:style-name="ce4" office:value-type="string" calcext:value-type="string">
            <text:p>77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水上鄉</text:p>
          </table:table-cell>
          <table:table-cell table:style-name="ce2" table:number-columns-repeated="2"/>
          <table:table-cell table:style-name="ce3" office:value-type="float" office:value="7296" calcext:value-type="float">
            <text:p>7,296</text:p>
          </table:table-cell>
          <table:table-cell table:style-name="ce3" office:value-type="float" office:value="13917" calcext:value-type="float">
            <text:p>13,917</text:p>
          </table:table-cell>
          <table:table-cell table:style-name="ce3" office:value-type="float" office:value="8642" calcext:value-type="float">
            <text:p>8,642</text:p>
          </table:table-cell>
          <table:table-cell table:style-name="ce3" office:value-type="float" office:value="29855" calcext:value-type="float">
            <text:p>29,85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0086" calcext:value-type="float">
            <text:p>30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86" calcext:value-type="float">
            <text:p>30,086</text:p>
          </table:table-cell>
          <table:table-cell table:style-name="ce3" office:value-type="float" office:value="12329" calcext:value-type="float">
            <text:p>12,329</text:p>
          </table:table-cell>
          <table:table-cell table:style-name="ce3" office:value-type="float" office:value="42415" calcext:value-type="float">
            <text:p>42,415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6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6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回歸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8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75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3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塗溝村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6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鎮村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靖和村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6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67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69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溪村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18" calcext:value-type="float">
            <text:p>1,418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74" calcext:value-type="float">
            <text:p>1,474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鄉村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界村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5.6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溪口鄉</text:p>
          </table:table-cell>
          <table:table-cell table:style-name="ce2" table:number-columns-repeated="2"/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4437" calcext:value-type="float">
            <text:p>4,437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258" calcext:value-type="float">
            <text:p>8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8" calcext:value-type="float">
            <text:p>8,258</text:p>
          </table:table-cell>
          <table:table-cell table:style-name="ce3" office:value-type="float" office:value="3658" calcext:value-type="float">
            <text:p>3,658</text:p>
          </table:table-cell>
          <table:table-cell table:style-name="ce3" office:value-type="float" office:value="11916" calcext:value-type="float">
            <text:p>11,916</text:p>
          </table:table-cell>
          <table:table-cell table:style-name="ce4" office:value-type="string" calcext:value-type="string">
            <text:p>69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東村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西村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64" calcext:value-type="float">
            <text:p>364</text:p>
          </table:table-cell>
          <table:table-cell table:style-name="ce4" office:value-type="string" calcext:value-type="string">
            <text:p>6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37" calcext:value-type="float">
            <text:p>237</text:p>
          </table:table-cell>
          <table:table-cell table:style-name="ce4" office:value-type="string" calcext:value-type="string">
            <text:p>69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疊溪村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妙崙村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柴林村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腳村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南村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北村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7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游西村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7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游東村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68.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林鎮</text:p>
          </table:table-cell>
          <table:table-cell table:style-name="ce2" table:number-columns-repeated="2"/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8469" calcext:value-type="float">
            <text:p>8,469</text:p>
          </table:table-cell>
          <table:table-cell table:style-name="ce3" office:value-type="float" office:value="5511" calcext:value-type="float">
            <text:p>5,511</text:p>
          </table:table-cell>
          <table:table-cell table:style-name="ce3" office:value-type="float" office:value="18304" calcext:value-type="float">
            <text:p>18,30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432" calcext:value-type="float">
            <text:p>18,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33" calcext:value-type="float">
            <text:p>18,433</text:p>
          </table:table-cell>
          <table:table-cell table:style-name="ce3" office:value-type="float" office:value="7488" calcext:value-type="float">
            <text:p>7,488</text:p>
          </table:table-cell>
          <table:table-cell table:style-name="ce3" office:value-type="float" office:value="25921" calcext:value-type="float">
            <text:p>25,921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華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排路里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結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8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糖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美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6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6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林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背里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林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0.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梅山鄉</text:p>
          </table:table-cell>
          <table:table-cell table:style-name="ce2" table:number-columns-repeated="2"/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4974" calcext:value-type="float">
            <text:p>4,974</text:p>
          </table:table-cell>
          <table:table-cell table:style-name="ce3" office:value-type="float" office:value="3597" calcext:value-type="float">
            <text:p>3,597</text:p>
          </table:table-cell>
          <table:table-cell table:style-name="ce3" office:value-type="float" office:value="10952" calcext:value-type="float">
            <text:p>10,95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044" calcext:value-type="float">
            <text:p>11,0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45" calcext:value-type="float">
            <text:p>11,045</text:p>
          </table:table-cell>
          <table:table-cell table:style-name="ce3" office:value-type="float" office:value="4784" calcext:value-type="float">
            <text:p>4,784</text:p>
          </table:table-cell>
          <table:table-cell table:style-name="ce3" office:value-type="float" office:value="15829" calcext:value-type="float">
            <text:p>15,829</text:p>
          </table:table-cell>
          <table:table-cell table:style-name="ce4" office:value-type="string" calcext:value-type="string">
            <text:p>6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67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南村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4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山村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南村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北村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溪村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靖村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8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半天村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6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興村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68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眼村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湖村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峯村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6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里村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6" calcext:value-type="float">
            <text:p>526</text:p>
          </table:table-cell>
          <table:table-cell table:style-name="ce4" office:value-type="string" calcext:value-type="string">
            <text:p>6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2.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港鄉</text:p>
          </table:table-cell>
          <table:table-cell table:style-name="ce2" table:number-columns-repeated="2"/>
          <table:table-cell table:style-name="ce3" office:value-type="float" office:value="4160" calcext:value-type="float">
            <text:p>4,160</text:p>
          </table:table-cell>
          <table:table-cell table:style-name="ce3" office:value-type="float" office:value="10017" calcext:value-type="float">
            <text:p>10,017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18432" calcext:value-type="float">
            <text:p>18,43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605" calcext:value-type="float">
            <text:p>18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5" calcext:value-type="float">
            <text:p>18,605</text:p>
          </table:table-cell>
          <table:table-cell table:style-name="ce3" office:value-type="float" office:value="7570" calcext:value-type="float">
            <text:p>7,570</text:p>
          </table:table-cell>
          <table:table-cell table:style-name="ce3" office:value-type="float" office:value="26175" calcext:value-type="float">
            <text:p>26,175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8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8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7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0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庄村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子村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崙村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崙村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6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瀛村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70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6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7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7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洋村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和村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大村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板頭村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民雄鄉</text:p>
          </table:table-cell>
          <table:table-cell table:style-name="ce2" table:number-columns-repeated="2"/>
          <table:table-cell table:style-name="ce3" office:value-type="float" office:value="11394" calcext:value-type="float">
            <text:p>11,394</text:p>
          </table:table-cell>
          <table:table-cell table:style-name="ce3" office:value-type="float" office:value="19712" calcext:value-type="float">
            <text:p>19,712</text:p>
          </table:table-cell>
          <table:table-cell table:style-name="ce3" office:value-type="float" office:value="11928" calcext:value-type="float">
            <text:p>11,928</text:p>
          </table:table-cell>
          <table:table-cell table:style-name="ce3" office:value-type="float" office:value="43034" calcext:value-type="float">
            <text:p>43,03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3356" calcext:value-type="float">
            <text:p>43,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57" calcext:value-type="float">
            <text:p>43,357</text:p>
          </table:table-cell>
          <table:table-cell table:style-name="ce3" office:value-type="float" office:value="16941" calcext:value-type="float">
            <text:p>16,941</text:p>
          </table:table-cell>
          <table:table-cell table:style-name="ce3" office:value-type="float" office:value="60298" calcext:value-type="float">
            <text:p>60,298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樂村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4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83" calcext:value-type="float">
            <text:p>1,583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權村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74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6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崙村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昌村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6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1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北村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46" calcext:value-type="float">
            <text:p>1,446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18" calcext:value-type="float">
            <text:p>1,618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6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45" calcext:value-type="float">
            <text:p>1,345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1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07" calcext:value-type="float">
            <text:p>1,607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32" calcext:value-type="float">
            <text:p>632</text:p>
          </table:table-cell>
          <table:table-cell table:style-name="ce4" office:value-type="string" calcext:value-type="string">
            <text:p>6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6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66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42" calcext:value-type="float">
            <text:p>1,342</text:p>
          </table:table-cell>
          <table:table-cell table:style-name="ce4" office:value-type="string" calcext:value-type="string">
            <text:p>70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40" calcext:value-type="float">
            <text:p>1,540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5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崎鄉</text:p>
          </table:table-cell>
          <table:table-cell table:style-name="ce2" table:number-columns-repeated="2"/>
          <table:table-cell table:style-name="ce3" office:value-type="float" office:value="4590" calcext:value-type="float">
            <text:p>4,590</text:p>
          </table:table-cell>
          <table:table-cell table:style-name="ce3" office:value-type="float" office:value="9471" calcext:value-type="float">
            <text:p>9,471</text:p>
          </table:table-cell>
          <table:table-cell table:style-name="ce3" office:value-type="float" office:value="6158" calcext:value-type="float">
            <text:p>6,158</text:p>
          </table:table-cell>
          <table:table-cell table:style-name="ce3" office:value-type="float" office:value="20219" calcext:value-type="float">
            <text:p>20,21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362" calcext:value-type="float">
            <text:p>20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62" calcext:value-type="float">
            <text:p>20,362</text:p>
          </table:table-cell>
          <table:table-cell table:style-name="ce3" office:value-type="float" office:value="9004" calcext:value-type="float">
            <text:p>9,004</text:p>
          </table:table-cell>
          <table:table-cell table:style-name="ce3" office:value-type="float" office:value="29366" calcext:value-type="float">
            <text:p>29,366</text:p>
          </table:table-cell>
          <table:table-cell table:style-name="ce4" office:value-type="string" calcext:value-type="string">
            <text:p>6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9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6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頭村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埜村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75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68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71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36" calcext:value-type="float">
            <text:p>1,336</text:p>
          </table:table-cell>
          <table:table-cell table:style-name="ce4" office:value-type="string" calcext:value-type="string">
            <text:p>70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70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滿村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紫雲村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style-name="ce2" office:value-type="string" calcext:value-type="string">
            <text:p>043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6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style-name="ce2" office:value-type="string" calcext:value-type="string">
            <text:p>043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6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2" office:value-type="string" calcext:value-type="string">
            <text:p>04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22" calcext:value-type="float">
            <text:p>322</text:p>
          </table:table-cell>
          <table:table-cell table:style-name="ce4" office:value-type="string" calcext:value-type="string">
            <text:p>6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2" office:value-type="string" calcext:value-type="string">
            <text:p>043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杞村</text:p>
          </table:table-cell>
          <table:table-cell table:style-name="ce2" office:value-type="string" calcext:value-type="string">
            <text:p>043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2" office:value-type="string" calcext:value-type="string">
            <text:p>043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2" office:value-type="string" calcext:value-type="string">
            <text:p>043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7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隆村</text:p>
          </table:table-cell>
          <table:table-cell table:style-name="ce2" office:value-type="string" calcext:value-type="string">
            <text:p>043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2" office:value-type="string" calcext:value-type="string">
            <text:p>04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2" calcext:value-type="float">
            <text:p>192</text:p>
          </table:table-cell>
          <table:table-cell table:style-name="ce4" office:value-type="string" calcext:value-type="string">
            <text:p>6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2" office:value-type="string" calcext:value-type="string">
            <text:p>044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峯村</text:p>
          </table:table-cell>
          <table:table-cell table:style-name="ce2" office:value-type="string" calcext:value-type="string">
            <text:p>044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2" office:value-type="string" calcext:value-type="string">
            <text:p>04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66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style-name="ce2" office:value-type="string" calcext:value-type="string">
            <text:p>044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style-name="ce2" office:value-type="string" calcext:value-type="string">
            <text:p>044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style-name="ce2" office:value-type="string" calcext:value-type="string">
            <text:p>04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style-name="ce2" office:value-type="string" calcext:value-type="string">
            <text:p>04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4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壽村</text:p>
          </table:table-cell>
          <table:table-cell table:style-name="ce2" office:value-type="string" calcext:value-type="string">
            <text:p>04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>
            <text:p>4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string" calcext:value-type="string">
            <text:p>044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56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string" calcext:value-type="string">
            <text:p>045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string" calcext:value-type="string">
            <text:p>045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string" calcext:value-type="string">
            <text:p>04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>
            <text:p>61.5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中埔鄉</text:p>
          </table:table-cell>
          <table:table-cell table:style-name="ce2" table:number-columns-repeated="2"/>
          <table:table-cell table:style-name="ce3" office:value-type="float" office:value="6324" calcext:value-type="float">
            <text:p>6,324</text:p>
          </table:table-cell>
          <table:table-cell table:style-name="ce3" office:value-type="float" office:value="11710" calcext:value-type="float">
            <text:p>11,710</text:p>
          </table:table-cell>
          <table:table-cell table:style-name="ce3" office:value-type="float" office:value="7726" calcext:value-type="float">
            <text:p>7,726</text:p>
          </table:table-cell>
          <table:table-cell table:style-name="ce3" office:value-type="float" office:value="25760" calcext:value-type="float">
            <text:p>25,76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958" calcext:value-type="float">
            <text:p>25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58" calcext:value-type="float">
            <text:p>25,958</text:p>
          </table:table-cell>
          <table:table-cell table:style-name="ce3" office:value-type="float" office:value="11532" calcext:value-type="float">
            <text:p>11,532</text:p>
          </table:table-cell>
          <table:table-cell table:style-name="ce3" office:value-type="float" office:value="37490" calcext:value-type="float">
            <text:p>37,490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2" office:value-type="string" calcext:value-type="string">
            <text:p>045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67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2" office:value-type="string" calcext:value-type="string">
            <text:p>045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2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2" office:value-type="string" calcext:value-type="string">
            <text:p>045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2" office:value-type="string" calcext:value-type="string">
            <text:p>045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2" office:value-type="string" calcext:value-type="string">
            <text:p>045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2" office:value-type="string" calcext:value-type="string">
            <text:p>045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66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string" calcext:value-type="string">
            <text:p>045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67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string" calcext:value-type="string">
            <text:p>04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4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string" calcext:value-type="string">
            <text:p>046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string" calcext:value-type="string">
            <text:p>046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string" calcext:value-type="string">
            <text:p>046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2" office:value-type="string" calcext:value-type="string">
            <text:p>04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46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6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46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46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46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string" calcext:value-type="string">
            <text:p>046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69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2" office:value-type="string" calcext:value-type="string">
            <text:p>047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7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2" office:value-type="string" calcext:value-type="string">
            <text:p>047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塩舘村</text:p>
          </table:table-cell>
          <table:table-cell table:style-name="ce2" office:value-type="string" calcext:value-type="string">
            <text:p>047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6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style-name="ce2" office:value-type="string" calcext:value-type="string">
            <text:p>047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style-name="ce2" office:value-type="string" calcext:value-type="string">
            <text:p>047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6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2" office:value-type="string" calcext:value-type="string">
            <text:p>047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2" office:value-type="string" calcext:value-type="string">
            <text:p>047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2" office:value-type="string" calcext:value-type="string">
            <text:p>047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2" office:value-type="string" calcext:value-type="string">
            <text:p>047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string" calcext:value-type="string">
            <text:p>047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11" calcext:value-type="float">
            <text:p>411</text:p>
          </table:table-cell>
          <table:table-cell table:style-name="ce4" office:value-type="string" calcext:value-type="string">
            <text:p>6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string" calcext:value-type="string">
            <text:p>048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6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2" office:value-type="string" calcext:value-type="string">
            <text:p>048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潭村</text:p>
          </table:table-cell>
          <table:table-cell table:style-name="ce2" office:value-type="string" calcext:value-type="string">
            <text:p>048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2" office:value-type="string" calcext:value-type="string">
            <text:p>048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2" office:value-type="string" calcext:value-type="string">
            <text:p>048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0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style-name="ce2" office:value-type="string" calcext:value-type="string">
            <text:p>048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6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style-name="ce2" office:value-type="string" calcext:value-type="string">
            <text:p>048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9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村</text:p>
          </table:table-cell>
          <table:table-cell table:style-name="ce2" office:value-type="string" calcext:value-type="string">
            <text:p>048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2" office:value-type="string" calcext:value-type="string">
            <text:p>048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2" office:value-type="string" calcext:value-type="string">
            <text:p>048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坑村</text:p>
          </table:table-cell>
          <table:table-cell table:style-name="ce2" office:value-type="string" calcext:value-type="string">
            <text:p>049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層村</text:p>
          </table:table-cell>
          <table:table-cell table:style-name="ce2" office:value-type="string" calcext:value-type="string">
            <text:p>049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2" office:value-type="string" calcext:value-type="string">
            <text:p>049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2" office:value-type="string" calcext:value-type="string">
            <text:p>049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2" office:value-type="string" calcext:value-type="string">
            <text:p>049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6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2" office:value-type="string" calcext:value-type="string">
            <text:p>049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8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2" office:value-type="string" calcext:value-type="string">
            <text:p>04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68.5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番路鄉</text:p>
          </table:table-cell>
          <table:table-cell table:style-name="ce2" table:number-columns-repeated="2"/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6622" calcext:value-type="float">
            <text:p>6,62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670" calcext:value-type="float">
            <text:p>6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0" calcext:value-type="float">
            <text:p>6,670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9669" calcext:value-type="float">
            <text:p>9,669</text:p>
          </table:table-cell>
          <table:table-cell table:style-name="ce4" office:value-type="string" calcext:value-type="string">
            <text:p>68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江西村</text:p>
          </table:table-cell>
          <table:table-cell table:style-name="ce2" office:value-type="string" calcext:value-type="string">
            <text:p>049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0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甕村</text:p>
          </table:table-cell>
          <table:table-cell table:style-name="ce2" office:value-type="string" calcext:value-type="string">
            <text:p>049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2" office:value-type="string" calcext:value-type="string">
            <text:p>049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8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2" office:value-type="string" calcext:value-type="string">
            <text:p>050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2" office:value-type="string" calcext:value-type="string">
            <text:p>050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2" office:value-type="string" calcext:value-type="string">
            <text:p>050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路村</text:p>
          </table:table-cell>
          <table:table-cell table:style-name="ce2" office:value-type="string" calcext:value-type="string">
            <text:p>050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2" office:value-type="string" calcext:value-type="string">
            <text:p>050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2" office:value-type="string" calcext:value-type="string">
            <text:p>050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5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2" office:value-type="string" calcext:value-type="string">
            <text:p>050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0" calcext:value-type="float">
            <text:p>410</text:p>
          </table:table-cell>
          <table:table-cell table:style-name="ce4" office:value-type="string" calcext:value-type="string">
            <text:p>8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2" office:value-type="string" calcext:value-type="string">
            <text:p>050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2" office:value-type="string" calcext:value-type="string">
            <text:p>05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6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2" office:value-type="string" calcext:value-type="string">
            <text:p>050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興村</text:p>
          </table:table-cell>
          <table:table-cell table:style-name="ce2" office:value-type="string" calcext:value-type="string">
            <text:p>05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6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style-name="ce2" office:value-type="string" calcext:value-type="string">
            <text:p>05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style-name="ce2" office:value-type="string" calcext:value-type="string">
            <text:p>05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61.7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阿里山鄉</text:p>
          </table:table-cell>
          <table:table-cell table:style-name="ce2" table:number-columns-repeated="2"/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4470" calcext:value-type="float">
            <text:p>4,470</text:p>
          </table:table-cell>
          <table:table-cell table:style-name="ce4" office:value-type="string" calcext:value-type="string">
            <text:p>6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2" office:value-type="string" calcext:value-type="string">
            <text:p>05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string" calcext:value-type="string">
            <text:p>05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67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林村</text:p>
          </table:table-cell>
          <table:table-cell table:style-name="ce2" office:value-type="string" calcext:value-type="string">
            <text:p>05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7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2" office:value-type="string" calcext:value-type="string">
            <text:p>05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2" office:value-type="string" calcext:value-type="string">
            <text:p>05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5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2" office:value-type="string" calcext:value-type="string">
            <text:p>05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6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來吉村</text:p>
          </table:table-cell>
          <table:table-cell table:style-name="ce2" office:value-type="string" calcext:value-type="string">
            <text:p>051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68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野村</text:p>
          </table:table-cell>
          <table:table-cell table:style-name="ce2" office:value-type="string" calcext:value-type="string">
            <text:p>052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達邦村</text:p>
          </table:table-cell>
          <table:table-cell table:style-name="ce2" office:value-type="string" calcext:value-type="string">
            <text:p>05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里佳村</text:p>
          </table:table-cell>
          <table:table-cell table:style-name="ce2" office:value-type="string" calcext:value-type="string">
            <text:p>05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5" calcext:value-type="float">
            <text:p>235</text:p>
          </table:table-cell>
          <table:table-cell table:style-name="ce4" office:value-type="string" calcext:value-type="string">
            <text:p>6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美村</text:p>
          </table:table-cell>
          <table:table-cell table:style-name="ce2" office:value-type="string" calcext:value-type="string">
            <text:p>052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美村</text:p>
          </table:table-cell>
          <table:table-cell table:style-name="ce2" office:value-type="string" calcext:value-type="string">
            <text:p>05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5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茶山村</text:p>
          </table:table-cell>
          <table:table-cell table:style-name="ce2" office:value-type="string" calcext:value-type="string">
            <text:p>05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埔鄉</text:p>
          </table:table-cell>
          <table:table-cell table:style-name="ce2" table:number-columns-repeated="2"/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3895" calcext:value-type="float">
            <text:p>3,895</text:p>
          </table:table-cell>
          <table:table-cell table:style-name="ce4" office:value-type="string" calcext:value-type="string">
            <text:p>54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string" calcext:value-type="string">
            <text:p>052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5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2" office:value-type="string" calcext:value-type="string">
            <text:p>052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5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string" calcext:value-type="string">
            <text:p>0528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67" calcext:value-type="float">
            <text:p>6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5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string" calcext:value-type="string">
            <text:p>05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5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string" calcext:value-type="string">
            <text:p>05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string" calcext:value-type="string">
            <text:p>4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2" office:value-type="string" calcext:value-type="string">
            <text:p>05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9" calcext:value-type="float">
            <text:p>229</text:p>
          </table:table-cell>
          <table:table-cell table:style-name="ce4" office:value-type="string" calcext:value-type="string">
            <text:p>6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string" calcext:value-type="string">
            <text:p>05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4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string" calcext:value-type="string">
            <text:p>05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9" calcext:value-type="float">
            <text:p>179</text:p>
          </table:table-cell>
          <table:table-cell table:style-name="ce4" office:value-type="string" calcext:value-type="string">
            <text:p>5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2" office:value-type="string" calcext:value-type="string">
            <text:p>05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3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興村</text:p>
          </table:table-cell>
          <table:table-cell table:style-name="ce2" office:value-type="string" calcext:value-type="string">
            <text:p>053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58.06</text:p>
          </table:table-cell>
          <table:table-cell table:number-columns-repeated="1010"/>
        </table:table-row>
        <table:table-row table:style-name="ro1" table:number-rows-repeated="10480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縣" style:display-name="PageStyle_嘉義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3</meta:creation-date>
    <meta:initial-creator>Apache POI</meta:initial-creator>
    <meta:generator>LibreOffice/6.0.7.3$Linux_X86_64 LibreOffice_project/00m0$Build-3</meta:generator>
    <meta:document-statistic meta:table-count="1" meta:cell-count="7199" meta:object-count="0"/>
  </office:meta>
</office:document-meta>
</file>